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c@dac-Veriton-M200-H310:~$ sudo mysql -u root -p</text:p>
      <text:p text:style-name="Standard">[sudo] password for dac: </text:p>
      <text:p text:style-name="Standard">Enter password: </text:p>
      <text:p text:style-name="Standard">Welcome to the MySQL monitor. <text:s/>Commands end with ; or \g.</text:p>
      <text:p text:style-name="Standard">Your MySQL connection id is 17</text:p>
      <text:p text:style-name="Standard">Server version: 8.0.32-0ubuntu0.20.04.2 (Ubuntu)</text:p>
      <text:p text:style-name="Standard"/>
      <text:p text:style-name="Standard">Copyright (c) 2000, 2023, Oracle and/or its affiliates.</text:p>
      <text:p text:style-name="Standard"/>
      <text:p text:style-name="Standard">Oracle is a registered trademark of Oracle Corporation and/or its</text:p>
      <text:p text:style-name="Standard">affiliates. Other names may be trademarks of their respective</text:p>
      <text:p text:style-name="Standard">owners.</text:p>
      <text:p text:style-name="Standard"/>
      <text:p text:style-name="Standard">Type 'help;' or '\h' for help. Type '\c' to clear the current input statement.</text:p>
      <text:p text:style-name="Standard"/>
      <text:p text:style-name="Standard">mysql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Students <text:s text:c="10"/>|</text:p>
      <text:p text:style-name="Standard">| Test1 <text:s text:c="13"/>|</text:p>
      <text:p text:style-name="Standard">| classes <text:s text:c="11"/>|</text:p>
      <text:p text:style-name="Standard">| dac <text:s text:c="15"/>|</text:p>
      <text:p text:style-name="Standard">| information_schema |</text:p>
      <text:p text:style-name="Standard">| labs <text:s text:c="14"/>|</text:p>
      <text:p text:style-name="Standard">| mysql <text:s text:c="13"/>|</text:p>
      <text:p text:style-name="Standard">| performance_schema |</text:p>
      <text:p text:style-name="Standard">| sys <text:s text:c="15"/>|</text:p>
      <text:p text:style-name="Standard">+--------------------+</text:p>
      <text:p text:style-name="Standard">9 rows in set (0.00 sec)</text:p>
      <text:p text:style-name="Standard"/>
      <text:p text:style-name="Standard">mysql&gt; CREATE DATABASE Acts;</text:p>
      <text:p text:style-name="Standard">Query OK, 1 row affected (0.09 sec)</text:p>
      <text:p text:style-name="Standard"/>
      <text:p text:style-name="Standard">mysql&gt; show databases </text:p>
      <text:p text:style-name="Standard"><text:s text:c="4"/>-&gt; 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Acts <text:s text:c="14"/>|</text:p>
      <text:p text:style-name="Standard">| Students <text:s text:c="10"/>|</text:p>
      <text:p text:style-name="Standard">| Test1 <text:s text:c="13"/>|</text:p>
      <text:p text:style-name="Standard">| classes <text:s text:c="11"/>|</text:p>
      <text:p text:style-name="Standard">| dac <text:s text:c="15"/>|</text:p>
      <text:p text:style-name="Standard">| information_schema |</text:p>
      <text:p text:style-name="Standard">| labs <text:s text:c="14"/>|</text:p>
      <text:p text:style-name="Standard">| mysql <text:s text:c="13"/>|</text:p>
      <text:p text:style-name="Standard">| performance_schema |</text:p>
      <text:p text:style-name="Standard">| sys <text:s text:c="15"/>|</text:p>
      <text:p text:style-name="Standard">+--------------------+</text:p>
      <text:p text:style-name="Standard">10 rows in set (0.00 sec)</text:p>
      <text:p text:style-name="Standard"/>
      <text:p text:style-name="Standard"><text:soft-page-break/>mysql&gt; CREATE TABLE Student(Roll_No int(5), Name char(20), Class char(10),Marks int(10),Age int(5));</text:p>
      <text:p text:style-name="Standard">ERROR 1046 (3D000): No database selected</text:p>
      <text:p text:style-name="Standard">mysql&gt; USE Acts;</text:p>
      <text:p text:style-name="Standard">Database changed</text:p>
      <text:p text:style-name="Standard">mysql&gt; CREATE TABLE Student(Roll_No int(5), Name char(20), Class char(10),Marks int(10),Age int(5));</text:p>
      <text:p text:style-name="Standard">Query OK, 0 rows affected, 3 warnings (0.44 sec)</text:p>
      <text:p text:style-name="Standard"/>
      <text:p text:style-name="Standard">mysql&gt; Show TABLES;</text:p>
      <text:p text:style-name="Standard">+----------------+</text:p>
      <text:p text:style-name="Standard">| Tables_in_Acts |</text:p>
      <text:p text:style-name="Standard">+----------------+</text:p>
      <text:p text:style-name="Standard">| Student <text:s text:c="7"/>|</text:p>
      <text:p text:style-name="Standard">+----------------+</text:p>
      <text:p text:style-name="Standard">1 row in set (0.00 sec)</text:p>
      <text:p text:style-name="Standard"/>
      <text:p text:style-name="Standard">mysql&gt; desc Student</text:p>
      <text:p text:style-name="Standard"><text:s text:c="4"/>-&gt; ;</text:p>
      <text:p text:style-name="Standard">+---------+----------+------+-----+---------+-------+</text:p>
      <text:p text:style-name="Standard">| Field <text:s text:c="2"/>| Type <text:s text:c="4"/>| Null | Key | Default | Extra |</text:p>
      <text:p text:style-name="Standard">+---------+----------+------+-----+---------+-------+</text:p>
      <text:p text:style-name="Standard">| Roll_No | int <text:s text:c="5"/>| YES <text:s/>| <text:s text:c="4"/>| NULL <text:s text:c="3"/>| <text:s text:c="6"/>|</text:p>
      <text:p text:style-name="Standard">| Name <text:s text:c="3"/>| char(20) | YES <text:s/>| <text:s text:c="4"/>| NULL <text:s text:c="3"/>| <text:s text:c="6"/>|</text:p>
      <text:p text:style-name="Standard">| Class <text:s text:c="2"/>| char(10) | YES <text:s/>| <text:s text:c="4"/>| NULL <text:s text:c="3"/>| <text:s text:c="6"/>|</text:p>
      <text:p text:style-name="Standard">| Marks <text:s text:c="2"/>| int <text:s text:c="5"/>| YES <text:s/>| <text:s text:c="4"/>| NULL <text:s text:c="3"/>| <text:s text:c="6"/>|</text:p>
      <text:p text:style-name="Standard">| Age <text:s text:c="4"/>| int <text:s text:c="5"/>| YES <text:s/>| <text:s text:c="4"/>| NULL <text:s text:c="3"/>| <text:s text:c="6"/>|</text:p>
      <text:p text:style-name="Standard">+---------+----------+------+-----+---------+-------+</text:p>
      <text:p text:style-name="Standard">5 rows in set (0.01 sec)</text:p>
      <text:p text:style-name="Standard"/>
      <text:p text:style-name="Standard">mysql&gt; ALTER TABLE Student </text:p>
      <text:p text:style-name="Standard"><text:s text:c="4"/>-&gt; MODIFY COLUMN Marks FLOAT;</text:p>
      <text:p text:style-name="Standard">Query OK, 0 rows affected (1.81 sec)</text:p>
      <text:p text:style-name="Standard">Records: 0 <text:s/>Duplicates: 0 <text:s/>Warnings: 0</text:p>
      <text:p text:style-name="Standard"/>
      <text:p text:style-name="Standard">mysql&gt; desc Student;</text:p>
      <text:p text:style-name="Standard">+---------+----------+------+-----+---------+-------+</text:p>
      <text:p text:style-name="Standard">| Field <text:s text:c="2"/>| Type <text:s text:c="4"/>| Null | Key | Default | Extra |</text:p>
      <text:p text:style-name="Standard">+---------+----------+------+-----+---------+-------+</text:p>
      <text:p text:style-name="Standard">| Roll_No | int <text:s text:c="5"/>| YES <text:s/>| <text:s text:c="4"/>| NULL <text:s text:c="3"/>| <text:s text:c="6"/>|</text:p>
      <text:p text:style-name="Standard">| Name <text:s text:c="3"/>| char(20) | YES <text:s/>| <text:s text:c="4"/>| NULL <text:s text:c="3"/>| <text:s text:c="6"/>|</text:p>
      <text:p text:style-name="Standard">| Class <text:s text:c="2"/>| char(10) | YES <text:s/>| <text:s text:c="4"/>| NULL <text:s text:c="3"/>| <text:s text:c="6"/>|</text:p>
      <text:p text:style-name="Standard">| Marks <text:s text:c="2"/>| float <text:s text:c="3"/>| YES <text:s/>| <text:s text:c="4"/>| NULL <text:s text:c="3"/>| <text:s text:c="6"/>|</text:p>
      <text:p text:style-name="Standard">| Age <text:s text:c="4"/>| int <text:s text:c="5"/>| YES <text:s/>| <text:s text:c="4"/>| NULL <text:s text:c="3"/>| <text:s text:c="6"/>|</text:p>
      <text:p text:style-name="Standard">+---------+----------+------+-----+---------+-------+</text:p>
      <text:p text:style-name="Standard">5 rows in set (0.00 sec)</text:p>
      <text:p text:style-name="Standard"/>
      <text:p text:style-name="Standard">mysql&gt; ALTER TABLE Student</text:p>
      <text:p text:style-name="Standard"><text:s text:c="4"/>-&gt; DROP Age;</text:p>
      <text:p text:style-name="Standard">Query OK, 0 rows affected (0.23 sec)</text:p>
      <text:p text:style-name="Standard">Records: 0 <text:s/>Duplicates: 0 <text:s/>Warnings: 0</text:p>
      <text:p text:style-name="Standard"/>
      <text:p text:style-name="Standard"><text:soft-page-break/>mysql&gt; desc Student;</text:p>
      <text:p text:style-name="Standard">+---------+----------+------+-----+---------+-------+</text:p>
      <text:p text:style-name="Standard">| Field <text:s text:c="2"/>| Type <text:s text:c="4"/>| Null | Key | Default | Extra |</text:p>
      <text:p text:style-name="Standard">+---------+----------+------+-----+---------+-------+</text:p>
      <text:p text:style-name="Standard">| Roll_No | int <text:s text:c="5"/>| YES <text:s/>| <text:s text:c="4"/>| NULL <text:s text:c="3"/>| <text:s text:c="6"/>|</text:p>
      <text:p text:style-name="Standard">| Name <text:s text:c="3"/>| char(20) | YES <text:s/>| <text:s text:c="4"/>| NULL <text:s text:c="3"/>| <text:s text:c="6"/>|</text:p>
      <text:p text:style-name="Standard">| Class <text:s text:c="2"/>| char(10) | YES <text:s/>| <text:s text:c="4"/>| NULL <text:s text:c="3"/>| <text:s text:c="6"/>|</text:p>
      <text:p text:style-name="Standard">| Marks <text:s text:c="2"/>| float <text:s text:c="3"/>| YES <text:s/>| <text:s text:c="4"/>| NULL <text:s text:c="3"/>| <text:s text:c="6"/>|</text:p>
      <text:p text:style-name="Standard">+---------+----------+------+-----+---------+-------+</text:p>
      <text:p text:style-name="Standard">4 rows in set (0.00 sec)</text:p>
      <text:p text:style-name="Standard"/>
      <text:p text:style-name="Standard">mysql&gt; INSERT INTO Student VALUES(45,"Parikshit","Dac",50);</text:p>
      <text:p text:style-name="Standard">Query OK, 1 row affected (0.09 sec)</text:p>
      <text:p text:style-name="Standard"/>
      <text:p text:style-name="Standard">mysql&gt; desc Student;</text:p>
      <text:p text:style-name="Standard">+---------+----------+------+-----+---------+-------+</text:p>
      <text:p text:style-name="Standard">| Field <text:s text:c="2"/>| Type <text:s text:c="4"/>| Null | Key | Default | Extra |</text:p>
      <text:p text:style-name="Standard">+---------+----------+------+-----+---------+-------+</text:p>
      <text:p text:style-name="Standard">| Roll_No | int <text:s text:c="5"/>| YES <text:s/>| <text:s text:c="4"/>| NULL <text:s text:c="3"/>| <text:s text:c="6"/>|</text:p>
      <text:p text:style-name="Standard">| Name <text:s text:c="3"/>| char(20) | YES <text:s/>| <text:s text:c="4"/>| NULL <text:s text:c="3"/>| <text:s text:c="6"/>|</text:p>
      <text:p text:style-name="Standard">| Class <text:s text:c="2"/>| char(10) | YES <text:s/>| <text:s text:c="4"/>| NULL <text:s text:c="3"/>| <text:s text:c="6"/>|</text:p>
      <text:p text:style-name="Standard">| Marks <text:s text:c="2"/>| float <text:s text:c="3"/>| YES <text:s/>| <text:s text:c="4"/>| NULL <text:s text:c="3"/>| <text:s text:c="6"/>|</text:p>
      <text:p text:style-name="Standard">+---------+----------+------+-----+---------+-------+</text:p>
      <text:p text:style-name="Standard">4 rows in set (0.00 sec)</text:p>
      <text:p text:style-name="Standard"/>
      <text:p text:style-name="Standard">mysql&gt; INSERT INTO Student VALUES(45,"Parikshit","Dac",50);</text:p>
      <text:p text:style-name="Standard">Query OK, 1 row affected (0.10 sec)</text:p>
      <text:p text:style-name="Standard"/>
      <text:p text:style-name="Standard">mysql&gt; SELECT * FROM Student;</text:p>
      <text:p text:style-name="Standard">+---------+-----------+-------+-------+</text:p>
      <text:p text:style-name="Standard">| Roll_No | Name <text:s text:c="5"/>| Class | Marks |</text:p>
      <text:p text:style-name="Standard">+---------+-----------+-------+-------+</text:p>
      <text:p text:style-name="Standard">| <text:s text:c="5"/>45 | Parikshit | Dac <text:s text:c="2"/>| <text:s text:c="3"/>50 |</text:p>
      <text:p text:style-name="Standard">| <text:s text:c="5"/>45 | Parikshit | Dac <text:s text:c="2"/>| <text:s text:c="3"/>50 |</text:p>
      <text:p text:style-name="Standard">+---------+-----------+-------+-------+</text:p>
      <text:p text:style-name="Standard">2 rows in set (0.00 sec)</text:p>
      <text:p text:style-name="Standard"/>
      <text:p text:style-name="Standard">mysql&gt; TRUNCATE Student;</text:p>
      <text:p text:style-name="Standard">Query OK, 0 rows affected (0.46 sec)</text:p>
      <text:p text:style-name="Standard"/>
      <text:p text:style-name="Standard">mysql&gt; SELECT * FROM Student;</text:p>
      <text:p text:style-name="Standard">Empty set (0.01 sec)</text:p>
      <text:p text:style-name="Standard"/>
      <text:p text:style-name="Standard">mysql&gt; DROP TABLE DAC;</text:p>
      <text:p text:style-name="Standard">ERROR 1051 (42S02): Unknown table 'Acts.DAC'</text:p>
      <text:p text:style-name="Standard">mysql&gt; DROP TABLE Student;</text:p>
      <text:p text:style-name="Standard">Query OK, 0 rows affected (0.23 sec)</text:p>
      <text:p text:style-name="Standard"/>
      <text:p text:style-name="Standard">mysql&gt; DROP DATABASE Acts;</text:p>
      <text:p text:style-name="Standard">Query OK, 0 rows affected (0.09 sec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3T19:12:34.816924863</meta:creation-date>
    <dc:date>2023-03-23T19:23:01.383742896</dc:date>
    <meta:editing-duration>PT2M1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131" meta:word-count="786" meta:character-count="4710" meta:non-whitespace-character-count="3519"/>
  </office:meta>
</office:document-meta>
</file>